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2000000900004DEF00002E9E4ED7A067.svm" manifest:media-type=""/>
  <manifest:file-entry manifest:full-path="Pictures/2000000900007A2900003A17CDD83B15.svm" manifest:media-type=""/>
  <manifest:file-entry manifest:full-path="Pictures/2000000900002A1200001B4AE06CB57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center" style:justify-single-word="false"/>
      <style:text-properties officeooo:rsid="00256383" officeooo:paragraph-rsid="002e8c59" style:font-name-complex="Arial"/>
    </style:style>
    <style:style style:name="P2" style:family="paragraph" style:parent-style-name="Subtitle">
      <style:paragraph-properties fo:text-align="start" style:justify-single-word="false"/>
      <style:text-properties officeooo:rsid="00256383" officeooo:paragraph-rsid="00256383" style:font-name-complex="Ari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Text_20_body">
      <style:paragraph-properties fo:text-align="justify" style:justify-single-word="false"/>
      <style:text-properties officeooo:rsid="0016ee8a" officeooo:paragraph-rsid="0016ee8a"/>
    </style:style>
    <style:style style:name="P8" style:family="paragraph" style:parent-style-name="Text_20_body">
      <style:paragraph-properties fo:text-align="justify" style:justify-single-word="false"/>
      <style:text-properties officeooo:rsid="0019a806" officeooo:paragraph-rsid="0019a806"/>
    </style:style>
    <style:style style:name="P9" style:family="paragraph" style:parent-style-name="Text_20_body">
      <style:paragraph-properties fo:text-align="justify" style:justify-single-word="false"/>
      <style:text-properties officeooo:rsid="001d0d7b" officeooo:paragraph-rsid="001d0d7b"/>
    </style:style>
    <style:style style:name="P10" style:family="paragraph" style:parent-style-name="Text_20_body">
      <style:paragraph-properties fo:text-align="justify" style:justify-single-word="false"/>
      <style:text-properties officeooo:rsid="001d821e" officeooo:paragraph-rsid="001d821e"/>
    </style:style>
    <style:style style:name="P11" style:family="paragraph" style:parent-style-name="Text_20_body">
      <style:paragraph-properties fo:text-align="justify" style:justify-single-word="false"/>
      <style:text-properties officeooo:rsid="001e2f6c" officeooo:paragraph-rsid="001e2f6c"/>
    </style:style>
    <style:style style:name="P12" style:family="paragraph" style:parent-style-name="Text_20_body">
      <style:text-properties officeooo:rsid="002c0e54" officeooo:paragraph-rsid="002c0e54"/>
    </style:style>
    <style:style style:name="P13" style:family="paragraph" style:parent-style-name="Text_20_body">
      <style:text-properties officeooo:rsid="002a9a85" officeooo:paragraph-rsid="002a9a85"/>
    </style:style>
    <style:style style:name="P14" style:family="paragraph" style:parent-style-name="Text_20_body">
      <style:text-properties officeooo:rsid="0015d7e8"/>
    </style:style>
    <style:style style:name="P15" style:family="paragraph" style:parent-style-name="Text_20_body">
      <style:text-properties officeooo:rsid="0028427a"/>
    </style:style>
    <style:style style:name="P16" style:family="paragraph" style:parent-style-name="Text_20_body">
      <style:text-properties officeooo:rsid="0032ef73" officeooo:paragraph-rsid="0032ef73"/>
    </style:style>
    <style:style style:name="P17" style:family="paragraph" style:parent-style-name="Standard" style:list-style-name="L7">
      <style:paragraph-properties fo:text-align="justify" style:justify-single-word="false"/>
      <style:text-properties officeooo:rsid="001e2f6c" officeooo:paragraph-rsid="001e2f6c"/>
    </style:style>
    <style:style style:name="P18" style:family="paragraph" style:parent-style-name="Text_20_body" style:list-style-name="L1">
      <style:paragraph-properties fo:text-align="justify" style:justify-single-word="false"/>
      <style:text-properties officeooo:rsid="0016ee8a" officeooo:paragraph-rsid="0016ee8a"/>
    </style:style>
    <style:style style:name="P19" style:family="paragraph" style:parent-style-name="Text_20_body" style:list-style-name="L2">
      <style:paragraph-properties fo:text-align="justify" style:justify-single-word="false"/>
      <style:text-properties officeooo:rsid="0016ee8a" officeooo:paragraph-rsid="0016ee8a"/>
    </style:style>
    <style:style style:name="P20" style:family="paragraph" style:parent-style-name="Text_20_body" style:list-style-name="L3">
      <style:paragraph-properties fo:text-align="justify" style:justify-single-word="false"/>
      <style:text-properties officeooo:rsid="0016ee8a" officeooo:paragraph-rsid="0016ee8a"/>
    </style:style>
    <style:style style:name="P21" style:family="paragraph" style:parent-style-name="Text_20_body" style:list-style-name="L3">
      <style:paragraph-properties fo:text-align="justify" style:justify-single-word="false"/>
      <style:text-properties officeooo:paragraph-rsid="003d6cda"/>
    </style:style>
    <style:style style:name="P22" style:family="paragraph" style:parent-style-name="Text_20_body" style:list-style-name="L3">
      <style:paragraph-properties fo:text-align="justify" style:justify-single-word="false"/>
      <style:text-properties officeooo:paragraph-rsid="0018582b"/>
    </style:style>
    <style:style style:name="P23" style:family="paragraph" style:parent-style-name="Text_20_body" style:list-style-name="L4">
      <style:paragraph-properties fo:text-align="justify" style:justify-single-word="false"/>
      <style:text-properties officeooo:paragraph-rsid="001d0d7b"/>
    </style:style>
    <style:style style:name="P24" style:family="paragraph" style:parent-style-name="Text_20_body">
      <style:paragraph-properties fo:text-align="justify" style:justify-single-word="false"/>
      <style:text-properties officeooo:rsid="003b8086" officeooo:paragraph-rsid="003b8086"/>
    </style:style>
    <style:style style:name="P25" style:family="paragraph" style:parent-style-name="Text_20_body" style:list-style-name="L4">
      <style:paragraph-properties fo:text-align="justify" style:justify-single-word="false"/>
      <style:text-properties officeooo:rsid="001d0d7b" officeooo:paragraph-rsid="001d0d7b"/>
    </style:style>
    <style:style style:name="P26" style:family="paragraph" style:parent-style-name="Text_20_body">
      <style:paragraph-properties fo:text-align="justify" style:justify-single-word="false"/>
      <style:text-properties officeooo:rsid="003b7c68" officeooo:paragraph-rsid="003b7c68"/>
    </style:style>
    <style:style style:name="P27" style:family="paragraph" style:parent-style-name="Text_20_body">
      <style:text-properties officeooo:rsid="0039d0ea" officeooo:paragraph-rsid="0039d0ea"/>
    </style:style>
    <style:style style:name="P28" style:family="paragraph" style:parent-style-name="Text_20_body" style:list-style-name="L5">
      <style:text-properties officeooo:rsid="0039d0ea" officeooo:paragraph-rsid="0039d0ea"/>
    </style:style>
    <style:style style:name="P29" style:family="paragraph" style:parent-style-name="Text_20_body" style:list-style-name="L5">
      <style:text-properties officeooo:rsid="003a1a21" officeooo:paragraph-rsid="003a1a21"/>
    </style:style>
    <style:style style:name="P30" style:family="paragraph" style:parent-style-name="Text_20_body" style:list-style-name="L5">
      <style:text-properties officeooo:rsid="003a97bc" officeooo:paragraph-rsid="003a97bc"/>
    </style:style>
    <style:style style:name="P31" style:family="paragraph" style:parent-style-name="Text_20_body">
      <style:text-properties officeooo:rsid="003a97bc" officeooo:paragraph-rsid="003a97bc"/>
    </style:style>
    <style:style style:name="P32" style:family="paragraph" style:parent-style-name="Text_20_body" style:list-style-name="L6">
      <style:text-properties officeooo:paragraph-rsid="003a97bc"/>
    </style:style>
    <style:style style:name="P33" style:family="paragraph" style:parent-style-name="Text_20_body" style:list-style-name="L8">
      <style:text-properties officeooo:rsid="0032ef73" officeooo:paragraph-rsid="0032ef73"/>
    </style:style>
    <style:style style:name="P34" style:family="paragraph" style:parent-style-name="Text_20_body" style:list-style-name="L8">
      <style:text-properties officeooo:rsid="0032ef73" officeooo:paragraph-rsid="00355b71"/>
    </style:style>
    <style:style style:name="P35" style:family="paragraph" style:parent-style-name="Text_20_body" style:list-style-name="L8">
      <style:text-properties officeooo:rsid="00367718" officeooo:paragraph-rsid="00367718"/>
    </style:style>
    <style:style style:name="P36" style:family="paragraph" style:parent-style-name="Text_20_body" style:list-style-name="L8">
      <style:text-properties officeooo:rsid="00355b71" officeooo:paragraph-rsid="00355b71"/>
    </style:style>
    <style:style style:name="P37" style:family="paragraph" style:parent-style-name="Text_20_body" style:list-style-name="L6">
      <style:paragraph-properties fo:margin-top="0in" fo:margin-bottom="0in" style:contextual-spacing="false" fo:padding="0in" fo:border="none"/>
    </style:style>
    <style:style style:name="P38" style:family="paragraph" style:parent-style-name="Heading_20_1">
      <style:paragraph-properties fo:text-align="justify" style:justify-single-word="false"/>
      <style:text-properties officeooo:rsid="00256383" officeooo:paragraph-rsid="00256383"/>
    </style:style>
    <style:style style:name="P39" style:family="paragraph" style:parent-style-name="Heading_20_1">
      <style:paragraph-properties fo:text-align="justify" style:justify-single-word="false"/>
      <style:text-properties officeooo:rsid="0015d7e8" officeooo:paragraph-rsid="0016ee8a"/>
    </style:style>
    <style:style style:name="P40" style:family="paragraph" style:parent-style-name="Heading_20_1">
      <style:paragraph-properties fo:text-align="justify" style:justify-single-word="false"/>
    </style:style>
    <style:style style:name="P41" style:family="paragraph" style:parent-style-name="Heading_20_2">
      <style:paragraph-properties fo:text-align="justify" style:justify-single-word="false"/>
      <style:text-properties officeooo:rsid="0016ee8a"/>
    </style:style>
    <style:style style:name="P42" style:family="paragraph" style:parent-style-name="Heading_20_2">
      <style:text-properties officeooo:rsid="001d0d7b"/>
    </style:style>
    <style:style style:name="P43" style:family="paragraph" style:parent-style-name="Heading_20_2">
      <style:text-properties officeooo:rsid="00190afb" officeooo:paragraph-rsid="0039d0ea"/>
    </style:style>
    <style:style style:name="P44" style:family="paragraph" style:parent-style-name="Heading_20_2">
      <style:text-properties officeooo:rsid="001e2f6c"/>
    </style:style>
    <style:style style:name="P45" style:family="paragraph" style:parent-style-name="Heading_20_2">
      <style:text-properties officeooo:rsid="002be573" officeooo:paragraph-rsid="002be573"/>
    </style:style>
    <style:style style:name="P46" style:family="paragraph" style:parent-style-name="Heading_20_2">
      <style:text-properties officeooo:rsid="0015d7e8"/>
    </style:style>
    <style:style style:name="P47" style:family="paragraph" style:parent-style-name="Heading_20_2">
      <style:text-properties officeooo:rsid="0032ef73" officeooo:paragraph-rsid="0032ef73"/>
    </style:style>
    <style:style style:name="P48" style:family="paragraph" style:parent-style-name="Heading_20_3">
      <style:paragraph-properties fo:text-align="justify" style:justify-single-word="false"/>
      <style:text-properties officeooo:rsid="0016ee8a"/>
    </style:style>
    <style:style style:name="P49" style:family="paragraph" style:parent-style-name="Heading_20_3">
      <style:text-properties officeooo:rsid="0039d0ea"/>
    </style:style>
    <style:style style:name="P50" style:family="paragraph" style:parent-style-name="Heading_20_4">
      <style:paragraph-properties fo:text-align="justify" style:justify-single-word="false"/>
      <style:text-properties officeooo:rsid="0016ee8a"/>
    </style:style>
    <style:style style:name="T1" style:family="text">
      <style:text-properties officeooo:rsid="0015d7e8"/>
    </style:style>
    <style:style style:name="T2" style:family="text">
      <style:text-properties officeooo:rsid="0016ee8a"/>
    </style:style>
    <style:style style:name="T3" style:family="text">
      <style:text-properties officeooo:rsid="0018582b"/>
    </style:style>
    <style:style style:name="T4" style:family="text">
      <style:text-properties fo:font-weight="normal" officeooo:rsid="0018582b" style:font-weight-asian="normal" style:font-name-complex="Arial" style:font-weight-complex="normal"/>
    </style:style>
    <style:style style:name="T5" style:family="text">
      <style:text-properties officeooo:rsid="001d0d7b"/>
    </style:style>
    <style:style style:name="T6" style:family="text">
      <style:text-properties officeooo:rsid="001d821e"/>
    </style:style>
    <style:style style:name="T7" style:family="text">
      <style:text-properties officeooo:rsid="00355b71"/>
    </style:style>
    <style:style style:name="T8" style:family="text">
      <style:text-properties officeooo:rsid="003747a5"/>
    </style:style>
    <style:style style:name="T9" style:family="text">
      <style:text-properties officeooo:rsid="0039431f"/>
    </style:style>
    <style:style style:name="T10" style:family="text">
      <style:text-properties fo:font-variant="normal" fo:text-transform="none" fo:color="#333333" style:font-name="Arial1" fo:font-size="11.25pt" fo:letter-spacing="normal" fo:font-style="italic" fo:font-weight="normal" style:font-style-asian="italic" style:font-style-complex="italic"/>
    </style:style>
    <style:style style:name="T11" style:family="text">
      <style:text-properties fo:font-variant="normal" fo:text-transform="none" fo:color="#333333" style:font-name="Arial1" fo:font-size="11.25pt" fo:letter-spacing="normal" fo:font-style="italic" fo:font-weight="normal" officeooo:rsid="003a97bc" style:font-style-asian="italic" style:font-style-complex="italic"/>
    </style:style>
    <style:style style:name="T12" style:family="text">
      <style:text-properties fo:font-style="italic" style:font-style-asian="italic" style:font-style-complex="italic"/>
    </style:style>
    <style:style style:name="T13" style:family="text">
      <style:text-properties officeooo:rsid="003b8086"/>
    </style:style>
    <style:style style:name="T14" style:family="text">
      <style:text-properties officeooo:rsid="003d6cda"/>
    </style:style>
    <style:style style:name="T15" style:family="text">
      <style:text-properties officeooo:rsid="003e7b0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bookmark-start text:name="__RefHeading__4031_142462503"/>Tài liệu Quản lí dự án:<text:bookmark-end text:name="__RefHeading__4031_142462503"/></text:h>
      <text:p text:style-name="P1">Xây dựng hệ thống học và làm trắc nghiệm online sử</text:p>
      <text:p text:style-name="P1"><text:s/>dụng nền tảng GateIn Port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4031_142462503" text:style-name="Index_20_Link" text:visited-style-name="Index_20_Link">Tài liệu Quản lí dự án:<text:tab/>1</text:a></text:p>
          <text:p text:style-name="P3"><text:a xlink:type="simple" xlink:href="#__RefHeading__4033_142462503" text:style-name="Index_20_Link" text:visited-style-name="Index_20_Link">Nguồn lực dự án<text:tab/>1</text:a></text:p>
          <text:p text:style-name="P4"><text:a xlink:type="simple" xlink:href="#__RefHeading__4035_142462503" text:style-name="Index_20_Link" text:visited-style-name="Index_20_Link">Nhân lực<text:tab/>1</text:a></text:p>
          <text:p text:style-name="P5"><text:a xlink:type="simple" xlink:href="#__RefHeading__4037_142462503" text:style-name="Index_20_Link" text:visited-style-name="Index_20_Link">Đội phát triển<text:tab/>1</text:a></text:p>
          <text:p text:style-name="P5"><text:a xlink:type="simple" xlink:href="#__RefHeading__4039_142462503" text:style-name="Index_20_Link" text:visited-style-name="Index_20_Link">Cơ sở vật chất<text:tab/>2</text:a></text:p>
          <text:p text:style-name="P6"><text:a xlink:type="simple" xlink:href="#__RefHeading__4041_142462503" text:style-name="Index_20_Link" text:visited-style-name="Index_20_Link">Dụng cụ phát triển<text:tab/>2</text:a></text:p>
          <text:p text:style-name="P6"><text:a xlink:type="simple" xlink:href="#__RefHeading__4043_142462503" text:style-name="Index_20_Link" text:visited-style-name="Index_20_Link">Server để triển khai trực tuyến<text:tab/>2</text:a></text:p>
          <text:p text:style-name="P6"><text:a xlink:type="simple" xlink:href="#__RefHeading__4045_142462503" text:style-name="Index_20_Link" text:visited-style-name="Index_20_Link">Công cụ phát triển<text:tab/>2</text:a></text:p>
          <text:p text:style-name="P3"><text:a xlink:type="simple" xlink:href="#__RefHeading__4047_142462503" text:style-name="Index_20_Link" text:visited-style-name="Index_20_Link">Quy trình phát triển: Quy trình upstreaming kết hợp phương pháp agile<text:tab/>2</text:a></text:p>
          <text:p text:style-name="P4"><text:a xlink:type="simple" xlink:href="#__RefHeading__4049_142462503" text:style-name="Index_20_Link" text:visited-style-name="Index_20_Link">Upstreamming<text:tab/>2</text:a></text:p>
          <text:p text:style-name="P4"><text:a xlink:type="simple" xlink:href="#__RefHeading__4051_142462503" text:style-name="Index_20_Link" text:visited-style-name="Index_20_Link">Scrum Method<text:tab/>3</text:a></text:p>
          <text:p text:style-name="P4"><text:a xlink:type="simple" xlink:href="#__RefHeading__4053_142462503" text:style-name="Index_20_Link" text:visited-style-name="Index_20_Link">Phát triển lặp tăng tiến<text:tab/>3</text:a></text:p>
          <text:p text:style-name="P4"><text:a xlink:type="simple" xlink:href="#__RefHeading__4055_142462503" text:style-name="Index_20_Link" text:visited-style-name="Index_20_Link">Yêu cầu về mã nguồn<text:tab/>4</text:a></text:p>
          <text:p text:style-name="P4"><text:a xlink:type="simple" xlink:href="#__RefHeading__4057_142462503" text:style-name="Index_20_Link" text:visited-style-name="Index_20_Link">Bảng phân chia công việc<text:tab/>5</text:a></text:p>
          <text:p text:style-name="P4"><text:a xlink:type="simple" xlink:href="#__RefHeading__4059_142462503" text:style-name="Index_20_Link" text:visited-style-name="Index_20_Link">Gantt Chart<text:tab/>5</text:a></text:p>
          <text:p text:style-name="P4"><text:a xlink:type="simple" xlink:href="#__RefHeading__5079_1970743887" text:style-name="Index_20_Link" text:visited-style-name="Index_20_Link">Hướng phát triển tương lai của dự án<text:tab/>6</text:a></text:p>
        </text:index-body>
      </text:table-of-content>
      <text:p text:style-name="P2"/>
      <text:h text:style-name="P39" text:outline-level="1"><text:bookmark-start text:name="__RefHeading__4033_142462503"/>Nguồn lực dự án<text:bookmark-end text:name="__RefHeading__4033_142462503"/></text:h>
      <text:h text:style-name="P41" text:outline-level="2"><text:bookmark-start text:name="__RefHeading__4035_142462503"/>Nhân lực<text:bookmark-end text:name="__RefHeading__4035_142462503"/></text:h>
      <text:h text:style-name="P48" text:outline-level="3"><text:bookmark-start text:name="__RefHeading__4037_142462503"/>Đội phát triển<text:bookmark-end text:name="__RefHeading__4037_142462503"/></text:h>
      <text:p text:style-name="P7">Đội phát triển dự án bao gồm 4 thành viên:</text:p>
      <text:list xml:id="list533722487822171373" text:style-name="L1">
        <text:list-item>
          <text:p text:style-name="P18">Nguyễn Khánh Thịnh (Team leader)</text:p>
        </text:list-item>
        <text:list-item>
          <text:p text:style-name="P18">Nguyễn Đình Niên</text:p>
        </text:list-item>
        <text:list-item>
          <text:p text:style-name="P18">Nguyễn Mạnh Cường</text:p>
        </text:list-item>
        <text:list-item>
          <text:p text:style-name="P18">Tô Ngọc Linh</text:p>
        </text:list-item>
      </text:list>
      <text:p text:style-name="P7">Các thành viên trong đội phát triển đều là sinh viên năm thứ 3, từng có kinh nghiệm trong một số dự án trong trường học cũng như ngoài doanh nghiệp. Đội phát triển từng phát triển một số dự án tự do nguồn mở như: Module Mã hóa cho Alfresco trong cuộc thi Mùa Hè Sáng Tạo 2012, Module đăng kí tài khoản mới cho Alfresco theo hợp đồng với công ty EcoIT triển khai tại địa chỉ (trial.metadata.vn) do đó có đầy đủ kinh nghiệm cũng như kĩ năng để hoàn thành dự án này.</text:p>
      <text:p text:style-name="P7"><text:soft-page-break/>Mentor:</text:p>
      <text:list xml:id="list360795817150703780" text:style-name="L2">
        <text:list-item>
          <text:p text:style-name="P19">Phạm Tuân</text:p>
        </text:list-item>
        <text:list-item>
          <text:p text:style-name="P19">Nguyễn Đức Khôi</text:p>
        </text:list-item>
      </text:list>
      <text:p text:style-name="P7">Mentor là chuyên gia phát triển dự án java của công ty THHH eXo Platform SEA có kinh nghiệm nhiều năm trong phát triển dự án trên nền tảng GateIn.</text:p>
      <text:h text:style-name="P48" text:outline-level="3"><text:bookmark-start text:name="__RefHeading__4039_142462503"/>Cơ sở vật chất<text:bookmark-end text:name="__RefHeading__4039_142462503"/></text:h>
      <text:h text:style-name="P50" text:outline-level="4"><text:bookmark-start text:name="__RefHeading__4041_142462503"/>Dụng cụ phát triển<text:bookmark-end text:name="__RefHeading__4041_142462503"/></text:h>
      <text:p text:style-name="P7">Máy tính cá nhân của các thành viên.</text:p>
      <text:h text:style-name="P50" text:outline-level="4"><text:bookmark-start text:name="__RefHeading__4043_142462503"/>Server để triển khai trực tuyến<text:bookmark-end text:name="__RefHeading__4043_142462503"/></text:h>
      <text:p text:style-name="P7">Hỗ trợ từ phía công ty Exo Platform SEA.</text:p>
      <text:h text:style-name="P50" text:outline-level="4"><text:bookmark-start text:name="__RefHeading__4045_142462503"/>Công cụ phát triển<text:bookmark-end text:name="__RefHeading__4045_142462503"/></text:h>
      <text:p text:style-name="P7">Sự dụng các phần mềm tự do nguồn mở:</text:p>
      <text:list xml:id="list8323585938172007132" text:style-name="L3">
        <text:list-item>
          <text:p text:style-name="P20">IDE: Eclipse</text:p>
        </text:list-item>
        <text:list-item>
          <text:p text:style-name="P21"><text:span text:style-name="T2">Quản lí dự án: OpenProj</text:span><text:span text:style-name="T14">( </text:span><text:span text:style-name="T13">File OpenProj đã có thể tải về từ kho mã nguồn của dự án</text:span><text:span text:style-name="T14">)</text:span><text:span text:style-name="T2">, redmine (</text:span><text:a xlink:type="simple" xlink:href="http://www.hostedredmine.com/projects/mhst1304"><text:span text:style-name="T2">http://www.hostedredmine.com/projects/mhst1304</text:span></text:a><text:span text:style-name="T2"> )</text:span></text:p>
        </text:list-item>
      </text:list>
      <text:p text:style-name="P24"/>
      <text:list xml:id="list28396813" text:continue-numbering="true" text:style-name="L3">
        <text:list-item>
          <text:p text:style-name="P22"><text:span text:style-name="T3">Quản lí phiên bản: </text:span><text:span text:style-name="T4">git version 1.8.2.3 (</text:span><text:a xlink:type="simple" xlink:href="http://git-scm.com/downloads"><text:span text:style-name="T3">http://git-scm.com/downloads</text:span></text:a><text:span text:style-name="T3"> </text:span><text:span text:style-name="T4">)</text:span><text:span text:style-name="T3"> </text:span></text:p>
        </text:list-item>
        <text:list-item>
          <text:p text:style-name="P22"><text:span text:style-name="T3">Kho mã nguồn: </text:span><text:a xlink:type="simple" xlink:href="https://github.com/thinhnk55/E-Learning-system-GateIn"><text:span text:style-name="T3">https://github.com/thinhnk55/E-Learning-system-GateIn</text:span></text:a><text:span text:style-name="T3"> </text:span></text:p>
        </text:list-item>
        <text:list-item>
          <text:p text:style-name="P20">UML tool: Argo UML</text:p>
        </text:list-item>
        <text:list-item>
          <text:p text:style-name="P20">Documentations: Libre Office</text:p>
        </text:list-item>
      </text:list>
      <text:p text:style-name="P7"/>
      <text:p text:style-name="P7"/>
      <text:h text:style-name="P40" text:outline-level="1"><text:bookmark-start text:name="__RefHeading__4047_142462503"/><text:span text:style-name="T1">Quy trình phát triển: </text:span><text:span text:style-name="T2">Quy trình upstreaming kết hợp phương pháp agile</text:span><text:bookmark-end text:name="__RefHeading__4047_142462503"/></text:h>
      <text:h text:style-name="P42" text:outline-level="2"><text:bookmark-start text:name="__RefHeading__4049_142462503"/>Upstreamming<text:bookmark-end text:name="__RefHeading__4049_142462503"/></text:h>
      <text:p text:style-name="P8">Quy trình upstreamming là quy trình kinh điển trong phát triển các dự án mã nguồn mở. Trong đó quy trình phát triển thực hiện theo mô hình:</text:p>
      <text:p text:style-name="P8"/>
      <text:p text:style-name="P8"><draw:frame draw:style-name="fr4" draw:name="Object1" text:anchor-type="paragraph" svg:x="0.0193in" svg:y="0.0346in" svg:width="6.9598in" svg:height="3.3862in" draw:z-index="0"><draw:object xlink:href="./Object 1" xlink:type="simple" xlink:show="embed" xlink:actuate="onLoad"/><draw:image xlink:href="./ObjectReplacements/Object 1" xlink:type="simple" xlink:show="embed" xlink:actuate="onLoad"/></draw:frame><text:soft-page-break/></text:p>
      <text:h text:style-name="P42" text:outline-level="2"><text:bookmark-start text:name="__RefHeading__4051_142462503"/>Scrum Method<text:bookmark-end text:name="__RefHeading__4051_142462503"/></text:h>
      <text:p text:style-name="P9">Đội phát triện lựa chọn phương pháp Scrum trong quá trình phát triển dự án.</text:p>
      <text:list xml:id="list5660829775074549858" text:style-name="L4">
        <text:list-item>
          <text:p text:style-name="P23"><text:span text:style-name="T5">Mentor đóng vai trò product owner, xử lí các vấn đề liên quan tới yêu cầu của dự án, </text:span><text:span text:style-name="T6">tất nhiên vẫn đóng vai trò hướng dẫn kĩ thuật khi dự án có vướng mắc.</text:span></text:p>
        </text:list-item>
        <text:list-item>
          <text:p text:style-name="P25">Team leader đóng vai trò scrum master liên lạc với mentor và các thành viên trong đội</text:p>
        </text:list-item>
        <text:list-item>
          <text:p text:style-name="P25">Các thành viên tham gia phát triển dự án</text:p>
        </text:list-item>
      </text:list>
      <text:p text:style-name="P26">Đây là một dự án có quy mô lớn, nên yêu cầu các thành viên phải nghiêm túc thực hiện quy trình nhằm đảm bảo dự án hoàn thành đúng tiến độ.</text:p>
      <text:h text:style-name="P49" text:outline-level="3">Giao tiếp nhóm, và giao tiếp nhóm với mentor:</text:h>
      <text:p text:style-name="P27">Nhóm giao tiếp với nhau thông qua nhiều kênh thông tin:</text:p>
      <text:list xml:id="list8428891204043653012" text:style-name="L5">
        <text:list-item>
          <text:p text:style-name="P28">Gặp mặt trực tiếp</text:p>
        </text:list-item>
        <text:list-item>
          <text:p text:style-name="P29">Liên lạc qua điện thoại</text:p>
        </text:list-item>
        <text:list-item>
          <text:p text:style-name="P30">Meeting qua Skype</text:p>
        </text:list-item>
        <text:list-item>
          <text:p text:style-name="P28">Thông báo từ trang quản lí dự án redmine</text:p>
        </text:list-item>
        <text:list-item>
          <text:p text:style-name="P28">Thông báo từ kho mã nguồn github</text:p>
        </text:list-item>
        <text:list-item>
          <text:p text:style-name="P28">Liên lạc quá nhóm facebook: đây là phương pháp nhanh và hiệu quả đã từng áp dụng trong dự án MHST12: Module mã hóa cho Alfresco. </text:p>
        </text:list-item>
        <text:list-item>
          <text:p text:style-name="P28">Liên lạc qua nhóm email</text:p>
        </text:list-item>
      </text:list>
      <text:p text:style-name="P31">Do điều kiện không cho phép đội phát triển làm việc với nhau trực tiếp nhưng về nguyên tắc trong Scrum sẽ phải tổ chức Meeting hằng ngày vào 9h sáng qua Skype trả lời các câu hỏi:</text:p>
      <text:list xml:id="list6489722166875937644" text:style-name="L6">
        <text:list-item>
          <text:p text:style-name="P32"><text:soft-page-break/><text:span text:style-name="Emphasis"><text:span text:style-name="T11">Từ hôm qua đến hôm nay tôi làm những gì rồi?</text:span></text:span></text:p>
        </text:list-item>
        <text:list-item>
          <text:p text:style-name="P37"><text:span text:style-name="Emphasis"><text:span text:style-name="T10">Từ bây giờ đến ngày mai tôi sẽ làm gì?</text:span></text:span></text:p>
        </text:list-item>
        <text:list-item>
          <text:p text:style-name="P37"><text:span text:style-name="Emphasis"><text:span text:style-name="T10">Có điều gì cản trở công việc của tôi không?</text:span></text:span><text:span text:style-name="T12"> </text:span></text:p>
        </text:list-item>
      </text:list>
      <text:h text:style-name="P43" text:outline-level="2"><text:bookmark-start text:name="__RefHeading__4053_142462503"/>Phát triển lặp tăng tiến<text:bookmark-end text:name="__RefHeading__4053_142462503"/></text:h>
      <text:p text:style-name="P10">Dự án được chia thành nhiều phase, mỗi phase hoàn thành một số chức năng và kiểm thử hoàn chỉnh. Sau khi kết thúc phase này chuyển tiếp sang phase tiếp theo.</text:p>
      <text:p text:style-name="P11"><draw:frame draw:style-name="fr4" draw:name="Object2" text:anchor-type="paragraph" svg:x="0.3217in" svg:y="0.0929in" svg:width="5.5217in" svg:height="4.352in" draw:z-index="1"><draw:object xlink:href="./Object 2" xlink:type="simple" xlink:show="embed" xlink:actuate="onLoad"/><draw:image xlink:href="./ObjectReplacements/Object 2" xlink:type="simple" xlink:show="embed" xlink:actuate="onLoad"/><svg:desc>OLE-object</svg:desc></draw:frame></text:p>
      <text:p text:style-name="P11">Đối với việc phát triển từng chức năng, thực hiện theo nguyên tắc:</text:p>
      <text:p text:style-name="P11"/>
      <text:h text:style-name="P44" text:outline-level="2"><draw:frame draw:style-name="fr1" draw:name="graphics1" text:anchor-type="paragraph" svg:width="4.2402in" svg:height="2.7508in" draw:z-index="2"><draw:image xlink:href="Pictures/2000000900002A1200001B4AE06CB57B.svm" xlink:type="simple" xlink:show="embed" xlink:actuate="onLoad"/></draw:frame><text:soft-page-break/></text:h>
      <text:h text:style-name="P44" text:outline-level="2"><text:bookmark-start text:name="__RefHeading__4055_142462503"/><text:bookmark text:name="docs-internal-guid-0f47cb52-d49d-1333-5e97-842d07544bf2"/>Yêu cầu về mã nguồn<text:bookmark-end text:name="__RefHeading__4055_142462503"/></text:h>
      <text:list xml:id="list8777471944648952262" text:style-name="L7">
        <text:list-item>
          <text:p text:style-name="P17">Đảm bảo mã nguồn tự do và nguồn mở</text:p>
        </text:list-item>
        <text:list-item>
          <text:p text:style-name="P17">Comment đẩy đủ</text:p>
        </text:list-item>
        <text:list-item>
          <text:p text:style-name="P17">Có trích dẫn cụ thể tác giả mã nguồn và giấy phép </text:p>
        </text:list-item>
      </text:list>
      <text:p text:style-name="P11"/>
      <text:h text:style-name="P45" text:outline-level="2"><text:bookmark-start text:name="__RefHeading__4057_142462503"/>Bảng phân chia công việc<text:bookmark-end text:name="__RefHeading__4057_142462503"/></text:h>
      <text:p text:style-name="P12">Dự án khởi động 1/7/2013 kết thúc vào 27/9/2013 chia thành 4 phase. Mỗi phase phát triển một số chức năng nhất định, kết hợp triển khai và kiểm thử.</text:p>
      <text:p text:style-name="P13"><draw:frame draw:style-name="fr2" draw:name="graphics2" text:anchor-type="paragraph" svg:width="6.9252in" svg:height="4.1425in" draw:z-index="3"><draw:image xlink:href="Pictures/2000000900004DEF00002E9E4ED7A067.svm" xlink:type="simple" xlink:show="embed" xlink:actuate="onLoad"/></draw:frame><text:soft-page-break/></text:p>
      <text:h text:style-name="P46" text:outline-level="2"><text:bookmark-start text:name="__RefHeading__4059_142462503"/>Gantt Chart<text:bookmark-end text:name="__RefHeading__4059_142462503"/></text:h>
      <text:p text:style-name="P14"><draw:frame draw:style-name="fr3" draw:name="graphics3" text:anchor-type="paragraph" svg:width="6.9252in" svg:height="3.2925in" draw:z-index="4"><draw:image xlink:href="Pictures/2000000900007A2900003A17CDD83B15.svm" xlink:type="simple" xlink:show="embed" xlink:actuate="onLoad"/></draw:frame></text:p>
      <text:p text:style-name="P15"/>
      <text:p text:style-name="Text_20_body"/>
      <text:h text:style-name="P47" text:outline-level="2"><text:bookmark-start text:name="__RefHeading__5079_1970743887"/><text:soft-page-break/>Hướng phát triển tương lai của dự án<text:bookmark-end text:name="__RefHeading__5079_1970743887"/></text:h>
      <text:p text:style-name="P16">Dự án E-Learning GateIn System là dự án mã nguồn mở nên sự phát triển gắn chặt với cộng đồng và sự hỗ trợ từ phía công ty Exo SEA.</text:p>
      <text:p text:style-name="P16">Dự án sẽ tiếp tục được bổ sung nhiều module với các chức năng khác như:</text:p>
      <text:list xml:id="list4548091898097850237" text:style-name="L8">
        <text:list-item>
          <text:p text:style-name="P33">Tạo lịch học</text:p>
        </text:list-item>
        <text:list-item>
          <text:p text:style-name="P33">Gán công việc học</text:p>
        </text:list-item>
        <text:list-item>
          <text:p text:style-name="P35">Xây dựng hệ thống thông báo, để thông báo tới người dùng (chức năng notification)</text:p>
        </text:list-item>
        <text:list-item>
          <text:p text:style-name="P36">Nhắc người dùng thông qua email</text:p>
        </text:list-item>
        <text:list-item>
          <text:p text:style-name="P34"><text:span text:style-name="T7">Xuất bài kiểm tra dưới nhiều định dạng khác nhau </text:span><text:span text:style-name="T8">xls, hay pdf</text:span></text:p>
        </text:list-item>
        <text:list-item>
          <text:p text:style-name="P36">Cho phép người dùng tương tác mạnh hơn, chẳng hạn xây dựng những bài kiểm tra ngoài trắc nghiệm do chính giáo viên chấm điểm cho học sinh</text:p>
        </text:list-item>
        <text:list-item>
          <text:p text:style-name="P33">…</text:p>
        </text:list-item>
      </text:list>
      <text:p text:style-name="P16">Dự án tham vọng triển khai thành sản phẩm thật tại thị trường Việt Nam. <text:span text:style-name="T9">Tương lai xa hơn nữa, dự án có thể được tích hợp trong một mạng xã hội học tập </text:span><text:span text:style-name="T15">dựa vào chức năng Exo Social Network</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4T09:21:54.28</meta:creation-date>
    <meta:generator>LibreOffice/4.0.3.3$Windows_x86 LibreOffice_project/0eaa50a932c8f2199a615e1eb30f7ac74279539</meta:generator>
    <dc:date>2013-05-30T08:24:48.14</dc:date>
    <meta:editing-duration>PT2H34M44S</meta:editing-duration>
    <meta:editing-cycles>35</meta:editing-cycles>
    <meta:document-statistic meta:table-count="0" meta:image-count="3" meta:object-count="2" meta:page-count="7" meta:paragraph-count="89" meta:word-count="983" meta:character-count="4604" meta:non-whitespace-character-count="37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6cm" svg:y1="3.286cm" svg:x2="18.272cm" svg:y2="3.032cm">
          <text:p/>
        </draw:line>
        <draw:line draw:style-name="gr1" draw:text-style-name="P1" draw:layer="layout" svg:x1="2.143cm" svg:y1="9.382cm" svg:x2="18.653cm" svg:y2="9.128cm">
          <text:p/>
        </draw:line>
        <draw:frame draw:style-name="gr2" draw:layer="layout" svg:width="4.558cm" svg:height="0.963cm" svg:x="2.03cm" svg:y="2.196cm">
          <draw:text-box>
            <text:p>GateIn Project</text:p>
          </draw:text-box>
        </draw:frame>
        <draw:frame draw:style-name="gr2" draw:layer="layout" svg:width="7.965cm" svg:height="0.963cm" svg:x="2.016cm" svg:y="9.689cm">
          <draw:text-box>
            <text:p>E-Learning GateIn System</text:p>
          </draw:text-box>
        </draw:frame>
        <draw:line draw:style-name="gr1" draw:text-style-name="P1" draw:layer="layout" svg:x1="2.27cm" svg:y1="3.286cm" svg:x2="3.286cm" svg:y2="4.302cm">
          <text:p/>
        </draw:line>
        <draw:custom-shape draw:style-name="gr3" draw:text-style-name="P2" draw:layer="layout" svg:width="3.937cm" svg:height="1.524cm" svg:x="2.27cm" svg:y="4.302cm">
          <text:p text:style-name="P2">Tải GateIn Platform</text:p>
          <draw:enhanced-geometry svg:viewBox="0 0 21600 21600" draw:type="rectangle" draw:enhanced-path="M 0 0 L 21600 0 21600 21600 0 21600 0 0 Z N"/>
        </draw:custom-shape>
        <draw:custom-shape draw:style-name="gr3" draw:text-style-name="P2" draw:layer="layout" svg:width="3.937cm" svg:height="1.524cm" svg:x="4.683cm" svg:y="7.096cm">
          <text:p text:style-name="P2">Phát triển </text:p>
          <text:p text:style-name="P2">E-Learning GateIn </text:p>
          <text:p text:style-name="P2">System</text:p>
          <draw:enhanced-geometry svg:viewBox="0 0 21600 21600" draw:type="rectangle" draw:enhanced-path="M 0 0 L 21600 0 21600 21600 0 21600 0 0 Z N"/>
        </draw:custom-shape>
        <draw:custom-shape draw:style-name="gr3" draw:text-style-name="P2" draw:layer="layout" svg:width="3.937cm" svg:height="1.524cm" svg:x="8.366cm" svg:y="4.556cm">
          <text:p text:style-name="P2">Kiểm thử </text:p>
          <text:p text:style-name="P2">Mã nguồn</text:p>
          <draw:enhanced-geometry svg:viewBox="0 0 21600 21600" draw:type="rectangle" draw:enhanced-path="M 0 0 L 21600 0 21600 21600 0 21600 0 0 Z N"/>
        </draw:custom-shape>
        <draw:line draw:style-name="gr1" draw:text-style-name="P1" draw:layer="layout" svg:x1="4.429cm" svg:y1="5.826cm" svg:x2="5.826cm" svg:y2="7.096cm">
          <text:p/>
        </draw:line>
        <draw:line draw:style-name="gr1" draw:text-style-name="P1" draw:layer="layout" svg:x1="7.096cm" svg:y1="7.096cm" svg:x2="9.89cm" svg:y2="6.08cm">
          <text:p/>
        </draw:line>
        <draw:custom-shape draw:style-name="gr3" draw:text-style-name="P2" draw:layer="layout" svg:width="3.937cm" svg:height="1.524cm" svg:x="13.446cm" svg:y="6.588cm">
          <text:p text:style-name="P2">Triển khai dự án</text:p>
          <draw:enhanced-geometry svg:viewBox="0 0 21600 21600" draw:type="rectangle" draw:enhanced-path="M 0 0 L 21600 0 21600 21600 0 21600 0 0 Z N"/>
        </draw:custom-shape>
        <draw:custom-shape draw:style-name="gr3" draw:text-style-name="P2" draw:layer="layout" svg:width="3.937cm" svg:height="1.524cm" svg:x="13.446cm" svg:y="3.413cm">
          <text:p text:style-name="P2">Công bố mã nguồn</text:p>
          <draw:enhanced-geometry svg:viewBox="0 0 21600 21600" draw:type="rectangle" draw:enhanced-path="M 0 0 L 21600 0 21600 21600 0 21600 0 0 Z N"/>
        </draw:custom-shape>
        <draw:line draw:style-name="gr1" draw:text-style-name="P1" draw:layer="layout" svg:x1="12.303cm" svg:y1="5.191cm" svg:x2="13.446cm" svg:y2="4.81cm">
          <text:p/>
        </draw:line>
        <draw:line draw:style-name="gr1" draw:text-style-name="P1" draw:layer="layout" svg:x1="12.303cm" svg:y1="5.318cm" svg:x2="13.446cm" svg:y2="6.588cm">
          <text:p/>
        </draw:line>
        <draw:line draw:style-name="gr1" draw:text-style-name="P1" draw:layer="layout" svg:x1="15.605cm" svg:y1="3.413cm" svg:x2="16.367cm" svg:y2="3.159cm">
          <text:p/>
        </draw:line>
        <draw:line draw:style-name="gr1" draw:text-style-name="P1" draw:layer="layout" svg:x1="14.843cm" svg:y1="8.112cm" svg:x2="16.24cm" svg:y2="9.25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svg:stroke-width="0.102cm" draw:marker-start-width="0.356cm" draw:marker-end-width="0.356cm" draw:textarea-horizontal-align="justify" draw:textarea-vertical-align="middle" draw:auto-grow-height="false" fo:padding-top="0.176cm" fo:padding-bottom="0.176cm" fo:padding-left="0.301cm" fo:padding-right="0.301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9.433cm" svg:height="1.466cm" svg:x="2.531cm" svg:y="4.068cm">
          <text:p text:style-name="P1"><text:span text:style-name="T1">Xác định chức năng sẽ phát triển</text:span></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9.562cm" svg:height="0.914cm" svg:x="2.531cm" svg:y="6.529cm">
          <text:p text:style-name="P1"><text:span text:style-name="T1">Xây dựng các chức năng</text:span></text:p>
          <draw:enhanced-geometry svg:viewBox="0 0 21600 21600" draw:glue-points="10800 0 0 10800 10800 21600 21600 10800" draw:type="flowchart-process" draw:enhanced-path="M 0 0 L 21600 0 21600 21600 0 21600 0 0 Z N"/>
        </draw:custom-shape>
        <draw:custom-shape draw:style-name="gr1" draw:text-style-name="P1" xml:id="id4" draw:id="id4" draw:layer="layout" svg:width="9.562cm" svg:height="0.918cm" svg:x="2.531cm" svg:y="8.174cm">
          <text:p text:style-name="P1"><text:span text:style-name="T1">Thực hiện kiểm thử</text:span></text:p>
          <draw:enhanced-geometry svg:viewBox="0 0 21600 21600" draw:glue-points="10800 0 0 10800 10800 21600 21600 10800" draw:type="flowchart-process" draw:enhanced-path="M 0 0 L 21600 0 21600 21600 0 21600 0 0 Z N"/>
        </draw:custom-shape>
        <draw:custom-shape draw:style-name="gr1" draw:text-style-name="P1" xml:id="id5" draw:id="id5" draw:layer="layout" svg:width="9.562cm" svg:height="0.916cm" svg:x="2.531cm" svg:y="9.825cm">
          <text:p text:style-name="P1"><text:span text:style-name="T1">Triển khai sản phẩm kết hợp công bố mã nguồn</text:span></text:p>
          <draw:enhanced-geometry svg:viewBox="0 0 21600 21600" draw:glue-points="10800 0 0 10800 10800 21600 21600 10800" draw:type="flowchart-process" draw:enhanced-path="M 0 0 L 21600 0 21600 21600 0 21600 0 0 Z N"/>
        </draw:custom-shape>
        <draw:custom-shape draw:style-name="gr1" draw:text-style-name="P1" xml:id="id1" draw:id="id1" draw:layer="layout" svg:width="9.674cm" svg:height="0.916cm" svg:x="2.539cm" svg:y="11.474cm">
          <text:p text:style-name="P1"><text:span text:style-name="T1">Tiếp nhận phản hồi</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12.213cm" svg:y1="11.932cm" svg:x2="11.964cm" svg:y2="4.801cm" draw:start-shape="id1" draw:start-glue-point="7" draw:end-shape="id2" draw:end-glue-point="7" svg:d="m12213 11932h502v-7131h-751" svg:viewBox="0 0 752 7132">
          <text:p/>
        </draw:connector>
        <draw:custom-shape draw:style-name="gr3" draw:text-style-name="P1" draw:layer="layout" svg:width="2.483cm" svg:height="1.649cm" svg:x="6.006cm" svg:y="12.94cm">
          <text:p text:style-name="P2"><text:span text:style-name="T1">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666cm" svg:height="1.506cm" svg:x="5.913cm" svg:y="1.762cm">
          <text:p text:style-name="P2"><text:span text:style-name="T1">init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247cm" svg:y1="3.334cm" svg:x2="7.247cm" svg:y2="4.088cm">
          <text:p/>
        </draw:line>
        <draw:line draw:style-name="gr2" draw:text-style-name="P2" draw:layer="layout" svg:x1="7.247cm" svg:y1="12.39cm" svg:x2="7.247cm" svg:y2="13.018cm">
          <text:p/>
        </draw:line>
        <draw:connector draw:style-name="gr2" draw:text-style-name="P2" draw:layer="layout" draw:type="line" svg:x1="7.248cm" svg:y1="5.534cm" svg:x2="7.312cm" svg:y2="6.529cm" draw:start-shape="id2" draw:start-glue-point="6" draw:end-shape="id3" draw:end-glue-point="4" svg:d="m7248 5534 64 995" svg:viewBox="0 0 65 996">
          <text:p/>
        </draw:connector>
        <draw:connector draw:style-name="gr2" draw:text-style-name="P2" draw:layer="layout" draw:type="line" svg:x1="7.312cm" svg:y1="7.443cm" svg:x2="7.312cm" svg:y2="8.174cm" draw:start-shape="id3" draw:start-glue-point="6" draw:end-shape="id4" draw:end-glue-point="4" svg:d="m7312 7443v731" svg:viewBox="0 0 1 732">
          <text:p/>
        </draw:connector>
        <draw:connector draw:style-name="gr2" draw:text-style-name="P2" draw:layer="layout" draw:type="line" svg:x1="7.312cm" svg:y1="9.092cm" svg:x2="7.312cm" svg:y2="9.825cm" draw:start-shape="id4" draw:start-glue-point="6" draw:end-shape="id5" draw:end-glue-point="4" svg:d="m7312 9092v733" svg:viewBox="0 0 1 734">
          <text:p/>
        </draw:connector>
        <draw:connector draw:style-name="gr2" draw:text-style-name="P2" draw:layer="layout" draw:type="line" svg:x1="7.312cm" svg:y1="10.741cm" svg:x2="7.376cm" svg:y2="11.474cm" draw:start-shape="id5" draw:end-shape="id1" draw:end-glue-point="4" svg:d="m7312 10741 64 733" svg:viewBox="0 0 65 73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